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bold" officeooo:rsid="002aded6" officeooo:paragraph-rsid="002562e1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rsid="002aded6" officeooo:paragraph-rsid="0052a807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rsid="003d014f" officeooo:paragraph-rsid="002d5531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rsid="003d014f" officeooo:paragraph-rsid="002ec10b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rsid="0030ffda" officeooo:paragraph-rsid="0030ffd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bold" officeooo:rsid="001f5801" officeooo:paragraph-rsid="003ef376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rsid="001f5801" officeooo:paragraph-rsid="003ef376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erif" fo:font-size="12pt" fo:font-weight="bold" officeooo:rsid="001d48bd" officeooo:paragraph-rsid="000c5dc4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erif" fo:font-size="12pt" fo:font-weight="bold" officeooo:rsid="001d48bd" officeooo:paragraph-rsid="004863ee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erif" fo:font-size="12pt" fo:font-weight="bold" officeooo:rsid="001d48bd" officeooo:paragraph-rsid="005d9d57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erif" fo:font-size="12pt" fo:font-weight="bold" officeooo:rsid="001d48bd" officeooo:paragraph-rsid="0066061f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rsid="006142bb" officeooo:paragraph-rsid="006142bb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erif" fo:font-size="12pt" fo:font-weight="normal" officeooo:rsid="001d48bd" officeooo:paragraph-rsid="000c5dc4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normal" officeooo:rsid="002b1949" officeooo:paragraph-rsid="002b6832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in" fo:margin-bottom="0.1173in" style:contextual-spacing="false"/>
      <style:text-properties style:font-name="Liberation Serif" fo:font-size="12pt" fo:font-weight="normal" officeooo:rsid="002b1949" officeooo:paragraph-rsid="002b683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normal" officeooo:rsid="002b1949" officeooo:paragraph-rsid="002562e1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in" fo:margin-bottom="0.078in" style:contextual-spacing="false"/>
      <style:text-properties style:font-name="Liberation Serif" fo:font-size="12pt" fo:font-weight="normal" officeooo:rsid="003d014f" officeooo:paragraph-rsid="002d553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normal" officeooo:rsid="00280b53" officeooo:paragraph-rsid="002562e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.0382in" style:contextual-spacing="false"/>
      <style:text-properties style:font-name="Liberation Serif" fo:font-size="12pt" fo:font-weight="normal" officeooo:rsid="00280b53" officeooo:paragraph-rsid="002562e1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normal" officeooo:rsid="0030ffda" officeooo:paragraph-rsid="0030ffda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164a5b" officeooo:paragraph-rsid="002b6832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164a5b" officeooo:paragraph-rsid="00338b3e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164a5b" officeooo:paragraph-rsid="005bc2b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in" fo:margin-bottom="0.1965in" style:contextual-spacing="false"/>
      <style:text-properties style:font-name="Liberation Serif" fo:font-size="14pt" fo:font-weight="bold" officeooo:rsid="002aded6" officeooo:paragraph-rsid="002562e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in" fo:margin-bottom="0.1965in" style:contextual-spacing="false"/>
      <style:text-properties style:font-name="Liberation Serif" fo:font-size="14pt" fo:font-weight="bold" officeooo:rsid="002aded6" officeooo:paragraph-rsid="0031b08d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2aded6" officeooo:paragraph-rsid="0052a807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2aded6" officeooo:paragraph-rsid="005760ab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2aded6" officeooo:paragraph-rsid="005bc2bc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338b3e" officeooo:paragraph-rsid="00338b3e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43b0b6" officeooo:paragraph-rsid="00441edb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43b0b6" officeooo:paragraph-rsid="00444be1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43b0b6" officeooo:paragraph-rsid="0044e85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in" fo:margin-bottom="0.1965in" style:contextual-spacing="false"/>
      <style:text-properties style:font-name="Liberation Serif" fo:font-size="14pt" fo:font-weight="bold" officeooo:rsid="0043b0b6" officeooo:paragraph-rsid="0043b0b6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43b0b6" officeooo:paragraph-rsid="005019cd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43b0b6" officeooo:paragraph-rsid="0046d463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margin-top="0in" fo:margin-bottom="0.1965in" style:contextual-spacing="false"/>
      <style:text-properties style:font-name="Liberation Serif" fo:font-size="14pt" fo:font-weight="bold" officeooo:rsid="0043b0b6" officeooo:paragraph-rsid="0055b7a0" style:font-size-asian="14pt" style:font-weight-asian="bold" style:font-size-complex="14pt" style:font-weight-complex="bold"/>
    </style:style>
    <style:style style:name="P37" style:family="paragraph" style:parent-style-name="Standard">
      <style:text-properties fo:font-weight="bold" officeooo:rsid="001d48bd" officeooo:paragraph-rsid="000c5dc4" style:font-weight-asian="bold" style:font-weight-complex="bold"/>
    </style:style>
    <style:style style:name="P38" style:family="paragraph" style:parent-style-name="Standard">
      <style:text-properties fo:font-weight="bold" officeooo:rsid="001d48bd" officeooo:paragraph-rsid="004863ee" style:font-weight-asian="bold" style:font-weight-complex="bold"/>
    </style:style>
    <style:style style:name="P39" style:family="paragraph" style:parent-style-name="Standard">
      <style:text-properties fo:font-weight="bold" officeooo:rsid="001d48bd" officeooo:paragraph-rsid="005d9d57" style:font-weight-asian="bold" style:font-weight-complex="bold"/>
    </style:style>
    <style:style style:name="P40" style:family="paragraph" style:parent-style-name="Standard">
      <style:text-properties fo:font-weight="bold" officeooo:rsid="001d48bd" officeooo:paragraph-rsid="0066061f" style:font-weight-asian="bold" style:font-weight-complex="bold"/>
    </style:style>
    <style:style style:name="P41" style:family="paragraph" style:parent-style-name="Standard">
      <style:text-properties fo:font-weight="bold" officeooo:rsid="0008846b" officeooo:paragraph-rsid="0007b137" style:font-weight-asian="bold" style:font-weight-complex="bold"/>
    </style:style>
    <style:style style:name="P42" style:family="paragraph" style:parent-style-name="Preformatted_20_Text">
      <style:text-properties fo:font-weight="bold" officeooo:rsid="005e33ed" officeooo:paragraph-rsid="005e33ed" style:font-weight-asian="bold" style:font-weight-complex="bold"/>
    </style:style>
    <style:style style:name="P43" style:family="paragraph" style:parent-style-name="Standard">
      <style:text-properties fo:font-weight="bold" officeooo:rsid="005e33ed" officeooo:paragraph-rsid="005e33ed" style:font-weight-asian="bold" style:font-weight-complex="bold"/>
    </style:style>
    <style:style style:name="P44" style:family="paragraph" style:parent-style-name="Preformatted_20_Text">
      <style:text-properties fo:font-size="12pt" fo:font-weight="bold" officeooo:rsid="00164a5b" officeooo:paragraph-rsid="00166084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d48bd" officeooo:paragraph-rsid="0007b137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1d48bd" officeooo:paragraph-rsid="004863ee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1d48bd" officeooo:paragraph-rsid="005e33ed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1d48bd" officeooo:paragraph-rsid="0064ab3e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1f5801" officeooo:paragraph-rsid="000c5dc4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1f5801" officeooo:paragraph-rsid="0011914c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1f5801" officeooo:paragraph-rsid="004863ee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1f5801" officeooo:paragraph-rsid="00120155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1f5801" officeooo:paragraph-rsid="005fb5f2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1f5801" officeooo:paragraph-rsid="005d9d57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bold" officeooo:rsid="001f5801" officeooo:paragraph-rsid="0066061f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bold" officeooo:rsid="001f5801" officeooo:paragraph-rsid="00668869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bold" officeooo:rsid="002aded6" officeooo:paragraph-rsid="001540c3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2aded6" officeooo:paragraph-rsid="005fb5f2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rsid="002aded6" officeooo:paragraph-rsid="00668869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font-weight="bold" officeooo:rsid="002d9746" officeooo:paragraph-rsid="00120155" style:font-size-asian="12pt" style:font-weight-asian="bold" style:font-size-complex="12pt" style:font-weight-complex="bold"/>
    </style:style>
    <style:style style:name="P61" style:family="paragraph" style:parent-style-name="Preformatted_20_Text">
      <style:paragraph-properties fo:margin-top="0in" fo:margin-bottom="0.1965in" style:contextual-spacing="false"/>
      <style:text-properties fo:font-size="12pt" fo:font-weight="bold" officeooo:rsid="003d014f" officeooo:paragraph-rsid="001875a2" style:font-size-asian="12pt" style:font-weight-asian="bold" style:font-size-complex="12pt" style:font-weight-complex="bold"/>
    </style:style>
    <style:style style:name="P62" style:family="paragraph" style:parent-style-name="Preformatted_20_Text">
      <style:paragraph-properties fo:margin-top="0in" fo:margin-bottom="0.0382in" style:contextual-spacing="false"/>
      <style:text-properties fo:font-size="12pt" fo:font-weight="bold" officeooo:rsid="003d014f" officeooo:paragraph-rsid="001875a2" style:font-size-asian="12pt" style:font-weight-asian="bold" style:font-size-complex="12pt" style:font-weight-complex="bold"/>
    </style:style>
    <style:style style:name="P63" style:family="paragraph" style:parent-style-name="Preformatted_20_Text">
      <style:paragraph-properties fo:margin-top="0in" fo:margin-bottom="0.0382in" style:contextual-spacing="false"/>
      <style:text-properties fo:font-size="12pt" fo:font-weight="bold" officeooo:rsid="005b6639" officeooo:paragraph-rsid="005b6639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5e33ed" officeooo:paragraph-rsid="005e33ed" style:font-size-asian="12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5e33ed" officeooo:paragraph-rsid="005e33ed" style:font-size-asian="10.5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normal" officeooo:rsid="00164a5b" officeooo:paragraph-rsid="00164a5b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166084" officeooo:paragraph-rsid="00166084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23be68" officeooo:paragraph-rsid="0023be68" style:font-size-asian="12pt" style:font-weight-asian="normal" style:font-size-complex="12pt" style:font-weight-complex="normal"/>
    </style:style>
    <style:style style:name="P69" style:family="paragraph" style:parent-style-name="Preformatted_20_Text">
      <style:paragraph-properties fo:margin-top="0in" fo:margin-bottom="0.0382in" style:contextual-spacing="false"/>
      <style:text-properties fo:font-size="12pt" fo:font-weight="normal" officeooo:rsid="001880cc" officeooo:paragraph-rsid="001875a2" style:font-size-asian="12pt" style:font-weight-asian="normal" style:font-size-complex="12pt" style:font-weight-complex="normal"/>
    </style:style>
    <style:style style:name="P70" style:family="paragraph" style:parent-style-name="Preformatted_20_Text">
      <style:paragraph-properties fo:margin-top="0in" fo:margin-bottom="0.0382in" style:contextual-spacing="false"/>
      <style:text-properties fo:font-size="12pt" fo:font-weight="normal" officeooo:rsid="001aa8cf" officeooo:paragraph-rsid="001875a2" style:font-size-asian="12pt" style:font-weight-asian="normal" style:font-size-complex="12pt" style:font-weight-complex="normal"/>
    </style:style>
    <style:style style:name="P71" style:family="paragraph" style:parent-style-name="Preformatted_20_Text">
      <style:paragraph-properties fo:margin-top="0in" fo:margin-bottom="0.0382in" style:contextual-spacing="false"/>
      <style:text-properties fo:font-size="12pt" fo:font-weight="normal" officeooo:rsid="001fd905" officeooo:paragraph-rsid="001875a2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fo:font-size="10pt" fo:font-weight="bold" officeooo:rsid="00164a5b" officeooo:paragraph-rsid="00166084" style:font-size-asian="10pt" style:font-weight-asian="bold" style:font-size-complex="10pt" style:font-weight-complex="bold"/>
    </style:style>
    <style:style style:name="P73" style:family="paragraph" style:parent-style-name="Standard">
      <style:text-properties fo:font-size="10pt" fo:font-weight="bold" officeooo:rsid="001f5801" officeooo:paragraph-rsid="0011914c" style:font-size-asian="10pt" style:font-weight-asian="bold" style:font-size-complex="10pt" style:font-weight-complex="bold"/>
    </style:style>
    <style:style style:name="P74" style:family="paragraph" style:parent-style-name="Standard">
      <style:text-properties fo:font-size="10pt" fo:font-weight="bold" officeooo:rsid="001f5801" officeooo:paragraph-rsid="005fb5f2" style:font-size-asian="10pt" style:font-weight-asian="bold" style:font-size-complex="10pt" style:font-weight-complex="bold"/>
    </style:style>
    <style:style style:name="P75" style:family="paragraph" style:parent-style-name="Standard">
      <style:text-properties fo:font-size="10pt" fo:font-weight="bold" officeooo:rsid="0009721d" officeooo:paragraph-rsid="0009721d" style:font-size-asian="8.75pt" style:font-weight-asian="bold" style:font-size-complex="10pt" style:font-weight-complex="bold"/>
    </style:style>
    <style:style style:name="P76" style:family="paragraph" style:parent-style-name="Standard">
      <style:text-properties fo:font-size="10pt" fo:font-weight="bold" officeooo:rsid="000a5dde" officeooo:paragraph-rsid="000a5dde" style:font-size-asian="8.75pt" style:font-weight-asian="bold" style:font-size-complex="10pt" style:font-weight-complex="bold"/>
    </style:style>
    <style:style style:name="P77" style:family="paragraph" style:parent-style-name="Standard">
      <style:text-properties fo:font-size="10pt" fo:font-weight="bold" officeooo:rsid="001f5801" officeooo:paragraph-rsid="000c5dc4" style:font-size-asian="8.75pt" style:font-weight-asian="bold" style:font-size-complex="10pt" style:font-weight-complex="bold"/>
    </style:style>
    <style:style style:name="P78" style:family="paragraph" style:parent-style-name="Standard">
      <style:text-properties fo:font-size="10pt" fo:font-weight="bold" officeooo:rsid="002aded6" officeooo:paragraph-rsid="00120155" style:font-size-asian="8.75pt" style:font-weight-asian="bold" style:font-size-complex="10pt" style:font-weight-complex="bold"/>
    </style:style>
    <style:style style:name="P79" style:family="paragraph" style:parent-style-name="Standard">
      <style:text-properties fo:font-size="10pt" fo:font-weight="bold" officeooo:rsid="0049b148" officeooo:paragraph-rsid="0049b148" style:font-size-asian="8.75pt" style:font-weight-asian="bold" style:font-size-complex="10pt" style:font-weight-complex="bold"/>
    </style:style>
    <style:style style:name="P80" style:family="paragraph" style:parent-style-name="Standard">
      <style:text-properties fo:font-size="10pt" fo:font-weight="bold" officeooo:rsid="0060ba57" officeooo:paragraph-rsid="0060ba57" style:font-size-asian="8.75pt" style:font-weight-asian="bold" style:font-size-complex="10pt" style:font-weight-complex="bold"/>
    </style:style>
    <style:style style:name="P81" style:family="paragraph" style:parent-style-name="Standard">
      <style:text-properties fo:font-size="10pt" fo:font-weight="bold" officeooo:rsid="0067de89" officeooo:paragraph-rsid="0067de89" style:font-size-asian="8.75pt" style:font-weight-asian="bold" style:font-size-complex="10pt" style:font-weight-complex="bold"/>
    </style:style>
    <style:style style:name="P82" style:family="paragraph" style:parent-style-name="Standard">
      <style:text-properties fo:font-size="14pt" fo:font-weight="bold" officeooo:rsid="0008846b" officeooo:paragraph-rsid="0007b137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3pt" fo:font-weight="bold" officeooo:rsid="0008846b" officeooo:paragraph-rsid="0007b137" style:font-size-asian="13pt" style:font-weight-asian="bold" style:font-size-complex="13pt" style:font-weight-complex="bold"/>
    </style:style>
    <style:style style:name="P84" style:family="paragraph" style:parent-style-name="Standard">
      <style:text-properties fo:font-weight="normal" officeooo:rsid="001f5801" officeooo:paragraph-rsid="000c5dc4" style:font-weight-asian="normal" style:font-weight-complex="normal"/>
    </style:style>
    <style:style style:name="P85" style:family="paragraph" style:parent-style-name="Standard">
      <style:text-properties fo:font-weight="normal" officeooo:rsid="000f580b" officeooo:paragraph-rsid="000c5dc4" style:font-weight-asian="normal" style:font-weight-complex="normal"/>
    </style:style>
    <style:style style:name="P86" style:family="paragraph" style:parent-style-name="Preformatted_20_Text">
      <style:paragraph-properties fo:margin-top="0in" fo:margin-bottom="0.1965in" style:contextual-spacing="false"/>
    </style:style>
    <style:style style:name="P87" style:family="paragraph" style:parent-style-name="Preformatted_20_Text">
      <style:paragraph-properties fo:margin-top="0in" fo:margin-bottom="0.1965in" style:contextual-spacing="false"/>
      <style:text-properties style:text-line-through-style="solid" style:text-line-through-type="single" style:font-name="Liberation Serif" fo:font-size="12pt" fo:font-weight="bold" officeooo:rsid="001d48bd" officeooo:paragraph-rsid="003a5188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style:text-line-through-style="solid" style:text-line-through-type="single" style:font-name="Liberation Serif" fo:font-size="12pt" fo:font-weight="bold" officeooo:rsid="001d48bd" officeooo:paragraph-rsid="003ef376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top="0in" fo:margin-bottom="0.1965in" style:contextual-spacing="false"/>
      <style:text-properties style:text-line-through-style="solid" style:text-line-through-type="single" style:font-name="Liberation Serif" fo:font-size="12pt" fo:font-weight="bold" officeooo:rsid="001d48bd" officeooo:paragraph-rsid="00353b42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top="0in" fo:margin-bottom="0.1965in" style:contextual-spacing="false"/>
      <style:text-properties style:text-line-through-style="solid" style:text-line-through-type="single" style:font-name="Liberation Serif" fo:font-size="12pt" fo:font-weight="bold" officeooo:rsid="002aded6" officeooo:paragraph-rsid="00353b42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in" fo:margin-bottom="0.1965in" style:contextual-spacing="false"/>
      <style:text-properties style:text-line-through-style="solid" style:text-line-through-type="single" style:font-name="Liberation Serif" fo:font-size="12pt" fo:font-weight="bold" officeooo:rsid="002d9746" officeooo:paragraph-rsid="003762b1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top="0in" fo:margin-bottom="0.1965in" style:contextual-spacing="false"/>
      <style:text-properties style:text-line-through-style="solid" style:text-line-through-type="single" style:font-name="Liberation Serif" fo:font-size="12pt" fo:font-weight="bold" officeooo:rsid="001f5801" officeooo:paragraph-rsid="003ef376" style:font-size-asian="12pt" style:font-weight-asian="bold" style:font-size-complex="12pt" style:font-weight-complex="bold"/>
    </style:style>
    <style:style style:name="P93" style:family="paragraph" style:parent-style-name="Preformatted_20_Text">
      <style:paragraph-properties fo:margin-top="0in" fo:margin-bottom="0.1965in" style:contextual-spacing="false"/>
      <style:text-properties style:text-line-through-style="solid" style:text-line-through-type="single" style:font-name="Liberation Serif" fo:font-size="12pt" fo:font-weight="bold" officeooo:rsid="00338b3e" officeooo:paragraph-rsid="00338b3e" style:font-size-asian="12pt" style:font-weight-asian="bold" style:font-size-complex="12pt" style:font-weight-complex="bold"/>
    </style:style>
    <style:style style:name="P94" style:family="paragraph" style:parent-style-name="Preformatted_20_Text">
      <style:paragraph-properties fo:margin-top="0in" fo:margin-bottom="0.1965in" style:contextual-spacing="false"/>
      <style:text-properties style:text-line-through-style="solid" style:text-line-through-type="single" style:font-name="Liberation Serif" fo:font-size="12pt" fo:font-weight="bold" officeooo:rsid="003d014f" officeooo:paragraph-rsid="00338b3e" fo:background-color="#ffff00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style:text-line-through-style="solid" style:text-line-through-type="single" style:font-name="Liberation Serif" fo:font-size="12pt" fo:font-weight="normal" officeooo:rsid="001d48bd" officeooo:paragraph-rsid="003ef376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top="0in" fo:margin-bottom="0.078in" style:contextual-spacing="false"/>
      <style:text-properties style:text-line-through-style="solid" style:text-line-through-type="single" style:font-name="Liberation Serif" fo:font-size="12pt" fo:font-weight="normal" officeooo:rsid="002d9746" officeooo:paragraph-rsid="003762b1" style:font-size-asian="12pt" style:font-weight-asian="normal" style:font-size-complex="12pt" style:font-weight-complex="normal"/>
    </style:style>
    <style:style style:name="P97" style:family="paragraph" style:parent-style-name="Preformatted_20_Text">
      <style:paragraph-properties fo:margin-top="0in" fo:margin-bottom="0.1965in" style:contextual-spacing="false"/>
      <style:text-properties style:text-line-through-style="solid" style:text-line-through-type="single" style:font-name="Liberation Serif" fo:font-size="14pt" fo:font-weight="bold" officeooo:rsid="00353b42" officeooo:paragraph-rsid="00353b42" style:font-size-asian="14pt" style:font-weight-asian="bold" style:font-size-complex="14pt" style:font-weight-complex="bold"/>
    </style:style>
    <style:style style:name="P98" style:family="paragraph" style:parent-style-name="Preformatted_20_Text">
      <style:text-properties style:text-line-through-style="solid" style:text-line-through-type="single" fo:font-weight="bold" officeooo:rsid="001d48bd" officeooo:paragraph-rsid="003ef376" style:font-weight-asian="bold" style:font-weight-complex="bold"/>
    </style:style>
    <style:style style:name="P99" style:family="paragraph" style:parent-style-name="Standard">
      <style:text-properties style:text-line-through-style="solid" style:text-line-through-type="single" fo:font-weight="bold" officeooo:rsid="001d48bd" officeooo:paragraph-rsid="003ef376" style:font-weight-asian="bold" style:font-weight-complex="bold"/>
    </style:style>
    <style:style style:name="P100" style:family="paragraph" style:parent-style-name="Standard">
      <style:text-properties style:text-line-through-style="solid" style:text-line-through-type="single" fo:font-weight="normal" officeooo:rsid="001f5801" officeooo:paragraph-rsid="003ef376" style:font-weight-asian="normal" style:font-weight-complex="normal"/>
    </style:style>
    <style:style style:name="P101" style:family="paragraph" style:parent-style-name="Preformatted_20_Text">
      <style:text-properties style:text-line-through-style="solid" style:text-line-through-type="single" officeooo:paragraph-rsid="00338b3e"/>
    </style:style>
    <style:style style:name="P102" style:family="paragraph" style:parent-style-name="Standard">
      <style:text-properties fo:font-size="12pt" fo:font-weight="normal" officeooo:rsid="00166084" officeooo:paragraph-rsid="00164a5b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bold" officeooo:rsid="001f5801" officeooo:paragraph-rsid="0031b08d" style:font-size-asian="12pt" style:font-weight-asian="bold" style:font-size-complex="12pt" style:font-weight-complex="bold"/>
    </style:style>
    <style:style style:name="P104" style:family="paragraph" style:parent-style-name="Preformatted_20_Text">
      <style:paragraph-properties fo:margin-top="0in" fo:margin-bottom="0.0382in" style:contextual-spacing="false"/>
      <style:text-properties fo:font-size="12pt" fo:font-weight="normal" officeooo:rsid="001fd905" officeooo:paragraph-rsid="001875a2" style:font-size-asian="12pt" style:font-weight-asian="normal" style:font-size-complex="12pt" style:font-weight-complex="normal"/>
    </style:style>
    <style:style style:name="P10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rsid="0030ffda" officeooo:paragraph-rsid="002ec10b" style:font-size-asian="12pt" style:font-weight-asian="bold" style:font-size-complex="12pt" style:font-weight-complex="bold"/>
    </style:style>
    <style:style style:name="T1" style:family="text">
      <style:text-properties officeooo:rsid="0007b137"/>
    </style:style>
    <style:style style:name="T2" style:family="text">
      <style:text-properties officeooo:rsid="0009721d"/>
    </style:style>
    <style:style style:name="T3" style:family="text">
      <style:text-properties officeooo:rsid="000a5dde"/>
    </style:style>
    <style:style style:name="T4" style:family="text">
      <style:text-properties officeooo:rsid="002c3d5b"/>
    </style:style>
    <style:style style:name="T5" style:family="text">
      <style:text-properties officeooo:rsid="00221240"/>
    </style:style>
    <style:style style:name="T6" style:family="text">
      <style:text-properties officeooo:rsid="0026a450"/>
    </style:style>
    <style:style style:name="T7" style:family="text">
      <style:text-properties officeooo:rsid="0022db5c"/>
    </style:style>
    <style:style style:name="T8" style:family="text">
      <style:text-properties officeooo:rsid="00289208"/>
    </style:style>
    <style:style style:name="T9" style:family="text">
      <style:text-properties officeooo:rsid="00261149"/>
    </style:style>
    <style:style style:name="T10" style:family="text">
      <style:text-properties officeooo:rsid="00212e7a"/>
    </style:style>
    <style:style style:name="T11" style:family="text">
      <style:text-properties officeooo:rsid="000c5dc4"/>
    </style:style>
    <style:style style:name="T12" style:family="text">
      <style:text-properties officeooo:rsid="000e148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580b" style:font-weight-asian="normal" style:font-weight-complex="normal"/>
    </style:style>
    <style:style style:name="T15" style:family="text">
      <style:text-properties fo:font-weight="normal" officeooo:rsid="001540c3" style:font-weight-asian="normal" style:font-weight-complex="normal"/>
    </style:style>
    <style:style style:name="T16" style:family="text">
      <style:text-properties fo:font-weight="normal" officeooo:rsid="001880cc" style:font-weight-asian="normal" style:font-weight-complex="normal"/>
    </style:style>
    <style:style style:name="T17" style:family="text">
      <style:text-properties fo:font-weight="normal" officeooo:rsid="001a5c27" style:font-weight-asian="normal" style:font-weight-complex="normal"/>
    </style:style>
    <style:style style:name="T18" style:family="text">
      <style:text-properties fo:font-weight="normal" officeooo:rsid="001aa8cf" style:font-weight-asian="normal" style:font-weight-complex="normal"/>
    </style:style>
    <style:style style:name="T19" style:family="text">
      <style:text-properties fo:font-weight="normal" officeooo:rsid="001bb1ad" style:font-weight-asian="normal" style:font-weight-complex="normal"/>
    </style:style>
    <style:style style:name="T20" style:family="text">
      <style:text-properties fo:font-weight="normal" officeooo:rsid="001bfdc9" style:font-weight-asian="normal" style:font-weight-complex="normal"/>
    </style:style>
    <style:style style:name="T21" style:family="text">
      <style:text-properties fo:font-weight="normal" officeooo:rsid="001e8357" style:font-weight-asian="normal" style:font-weight-complex="normal"/>
    </style:style>
    <style:style style:name="T22" style:family="text">
      <style:text-properties fo:font-weight="normal" officeooo:rsid="001fd905" style:font-weight-asian="normal" style:font-weight-complex="normal"/>
    </style:style>
    <style:style style:name="T23" style:family="text">
      <style:text-properties fo:font-weight="normal" officeooo:rsid="0026a4b7" style:font-weight-asian="normal" style:font-weight-complex="normal"/>
    </style:style>
    <style:style style:name="T24" style:family="text">
      <style:text-properties fo:font-weight="normal" officeooo:rsid="00280b53" style:font-weight-asian="normal" style:font-weight-complex="normal"/>
    </style:style>
    <style:style style:name="T25" style:family="text">
      <style:text-properties fo:font-weight="normal" officeooo:rsid="002b1949" style:font-weight-asian="normal" style:font-weight-complex="normal"/>
    </style:style>
    <style:style style:name="T26" style:family="text">
      <style:text-properties fo:font-weight="normal" officeooo:rsid="002ec10b" style:font-weight-asian="normal" style:font-weight-complex="normal"/>
    </style:style>
    <style:style style:name="T27" style:family="text">
      <style:text-properties fo:font-weight="normal" officeooo:rsid="00320218" style:font-weight-asian="normal" style:font-weight-complex="normal"/>
    </style:style>
    <style:style style:name="T28" style:family="text">
      <style:text-properties fo:font-weight="normal" officeooo:rsid="00353b42" style:font-weight-asian="normal" style:font-weight-complex="normal"/>
    </style:style>
    <style:style style:name="T29" style:family="text">
      <style:text-properties fo:font-weight="normal" officeooo:rsid="0040ab19" style:font-weight-asian="normal" style:font-weight-complex="normal"/>
    </style:style>
    <style:style style:name="T30" style:family="text">
      <style:text-properties officeooo:rsid="00101a20"/>
    </style:style>
    <style:style style:name="T31" style:family="text">
      <style:text-properties officeooo:rsid="002aded6"/>
    </style:style>
    <style:style style:name="T32" style:family="text">
      <style:text-properties officeooo:rsid="0011914c"/>
    </style:style>
    <style:style style:name="T33" style:family="text">
      <style:text-properties officeooo:rsid="002d9746"/>
    </style:style>
    <style:style style:name="T34" style:family="text">
      <style:text-properties officeooo:rsid="00123661"/>
    </style:style>
    <style:style style:name="T35" style:family="text">
      <style:text-properties officeooo:rsid="00134cc4"/>
    </style:style>
    <style:style style:name="T36" style:family="text">
      <style:text-properties officeooo:rsid="001540c3"/>
    </style:style>
    <style:style style:name="T37" style:family="text">
      <style:text-properties officeooo:rsid="00164a5b"/>
    </style:style>
    <style:style style:name="T38" style:family="text">
      <style:text-properties officeooo:rsid="00166084"/>
    </style:style>
    <style:style style:name="T39" style:family="text">
      <style:text-properties officeooo:rsid="001875a2"/>
    </style:style>
    <style:style style:name="T40" style:family="text">
      <style:text-properties officeooo:rsid="001e8357"/>
    </style:style>
    <style:style style:name="T41" style:family="text">
      <style:text-properties officeooo:rsid="001fd905"/>
    </style:style>
    <style:style style:name="T42" style:family="text">
      <style:text-properties officeooo:rsid="002562e1"/>
    </style:style>
    <style:style style:name="T43" style:family="text">
      <style:text-properties officeooo:rsid="0046cfa7"/>
    </style:style>
    <style:style style:name="T44" style:family="text">
      <style:text-properties officeooo:rsid="002b1949"/>
    </style:style>
    <style:style style:name="T45" style:family="text">
      <style:text-properties fo:font-size="14pt" officeooo:rsid="002b1949" style:font-size-asian="14pt" style:font-size-complex="14pt"/>
    </style:style>
    <style:style style:name="T46" style:family="text">
      <style:text-properties officeooo:rsid="002b6832"/>
    </style:style>
    <style:style style:name="T47" style:family="text">
      <style:text-properties officeooo:rsid="002d5531"/>
    </style:style>
    <style:style style:name="T48" style:family="text">
      <style:text-properties officeooo:rsid="0031b08d"/>
    </style:style>
    <style:style style:name="T49" style:family="text">
      <style:text-properties officeooo:rsid="00320218"/>
    </style:style>
    <style:style style:name="T50" style:family="text">
      <style:text-properties officeooo:rsid="00321079"/>
    </style:style>
    <style:style style:name="T51" style:family="text">
      <style:text-properties officeooo:rsid="00338b3e"/>
    </style:style>
    <style:style style:name="T52" style:family="text">
      <style:text-properties officeooo:rsid="0035ea16"/>
    </style:style>
    <style:style style:name="T53" style:family="text">
      <style:text-properties officeooo:rsid="0036dd0c"/>
    </style:style>
    <style:style style:name="T54" style:family="text">
      <style:text-properties officeooo:rsid="003762b1"/>
    </style:style>
    <style:style style:name="T55" style:family="text">
      <style:text-properties officeooo:rsid="003a5188"/>
    </style:style>
    <style:style style:name="T56" style:family="text">
      <style:text-properties officeooo:rsid="003d891a"/>
    </style:style>
    <style:style style:name="T57" style:family="text">
      <style:text-properties officeooo:rsid="003e54aa"/>
    </style:style>
    <style:style style:name="T58" style:family="text">
      <style:text-properties officeooo:rsid="003ef376"/>
    </style:style>
    <style:style style:name="T59" style:family="text">
      <style:text-properties officeooo:rsid="00433011"/>
    </style:style>
    <style:style style:name="T60" style:family="text">
      <style:text-properties officeooo:rsid="00441edb"/>
    </style:style>
    <style:style style:name="T61" style:family="text">
      <style:text-properties officeooo:rsid="00444be1"/>
    </style:style>
    <style:style style:name="T62" style:family="text">
      <style:text-properties officeooo:rsid="0044e85a"/>
    </style:style>
    <style:style style:name="T63" style:family="text">
      <style:text-properties officeooo:rsid="0046d463"/>
    </style:style>
    <style:style style:name="T64" style:family="text">
      <style:text-properties officeooo:rsid="004863ee"/>
    </style:style>
    <style:style style:name="T65" style:family="text">
      <style:text-properties officeooo:rsid="0049b148"/>
    </style:style>
    <style:style style:name="T66" style:family="text">
      <style:text-properties fo:font-size="12pt" officeooo:rsid="005019cd" style:font-size-asian="12pt" style:font-size-complex="12pt"/>
    </style:style>
    <style:style style:name="T67" style:family="text">
      <style:text-properties officeooo:rsid="00506d87"/>
    </style:style>
    <style:style style:name="T68" style:family="text">
      <style:text-properties officeooo:rsid="0051f89e"/>
    </style:style>
    <style:style style:name="T69" style:family="text">
      <style:text-properties officeooo:rsid="0052a807"/>
    </style:style>
    <style:style style:name="T70" style:family="text">
      <style:text-properties officeooo:rsid="0055b7a0"/>
    </style:style>
    <style:style style:name="T71" style:family="text">
      <style:text-properties officeooo:rsid="005760ab"/>
    </style:style>
    <style:style style:name="T72" style:family="text">
      <style:text-properties officeooo:rsid="005bc2bc"/>
    </style:style>
    <style:style style:name="T73" style:family="text">
      <style:text-properties officeooo:rsid="005d9d57"/>
    </style:style>
    <style:style style:name="T74" style:family="text">
      <style:text-properties style:font-name="Liberation Serif" fo:font-size="12pt" officeooo:rsid="005d9d57" style:font-size-asian="12pt" style:font-size-complex="12pt"/>
    </style:style>
    <style:style style:name="T75" style:family="text">
      <style:text-properties officeooo:rsid="0062ccc6"/>
    </style:style>
    <style:style style:name="T76" style:family="text">
      <style:text-properties officeooo:rsid="0064ab3e"/>
    </style:style>
    <style:style style:name="T77" style:family="text">
      <style:text-properties officeooo:rsid="0066061f"/>
    </style:style>
    <style:style style:name="T78" style:family="text">
      <style:text-properties officeooo:rsid="00668869"/>
    </style:style>
    <style:style style:name="T79" style:family="text">
      <style:text-properties officeooo:rsid="00680859"/>
    </style:style>
    <style:style style:name="T80" style:family="text">
      <style:text-properties officeooo:rsid="0068b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Tau mutant <text:span text:style-name="T1">REMD</text:span> simulation <text:span text:style-name="T3">(09.10 ~ )</text:span></text:p>
      <text:p text:style-name="P82"/>
      <text:p text:style-name="P82"/>
      <text:p text:style-name="P83">1. Making Mutations</text:p>
      <text:p text:style-name="P83"/>
      <text:p text:style-name="P83">2. Preparation Simulation</text:p>
      <text:p text:style-name="P41"/>
      <text:p text:style-name="P64">2.1 make topology file</text:p>
      <text:p text:style-name="P45">gmx_<text:span text:style-name="T2">mpi</text:span> pdb2gmx -f S262D_HIS_<text:span text:style-name="T2">3</text:span>.pdb -o S262D.gro -ignh</text:p>
      <text:p text:style-name="P46">gmx_<text:span text:style-name="T2">mpi</text:span> pdb2gmx -f <text:span text:style-name="T64">WT</text:span>_HIS_<text:span text:style-name="T2">3</text:span>.pdb -o <text:span text:style-name="T64">WT</text:span>.gro -ignh</text:p>
      <text:p text:style-name="P47">gmx_<text:span text:style-name="T2">mpi</text:span> pdb2gmx -f <text:span text:style-name="T73">T231D_S235D_3</text:span>.pdb -o <text:span text:style-name="T73">T231D_S235D</text:span>.gro -ignh</text:p>
      <text:p text:style-name="P48">gmx_<text:span text:style-name="T2">mpi</text:span> pdb2gmx -f <text:span text:style-name="T73">T231D_S235D_</text:span><text:span text:style-name="T76">S262D_</text:span><text:span text:style-name="T73">3</text:span>.pdb -o <text:span text:style-name="T73">T231D_S235D_</text:span><text:span text:style-name="T76">S262D</text:span>.gro -ignh</text:p>
      <text:p text:style-name="P45"/>
      <text:p text:style-name="P75">&gt;&gt; Anji(2019) used AMBER14SB. Let’s try that &gt; <text:span text:style-name="T3">Not in the list</text:span></text:p>
      <text:p text:style-name="P75"/>
      <text:p text:style-name="P76">Choose AMBER99SB-ILDN, nucleic AMBER94 (2010) seems like the latest AMBER</text:p>
      <text:p text:style-name="P76">Choose TIP3P <text:span text:style-name="T12">(following EMMI)</text:span></text:p>
      <text:p text:style-name="P76"/>
      <text:p text:style-name="P76">///</text:p>
      <text:p text:style-name="P76">Now there are 3219 residues with 49479 atoms</text:p>
      <text:p text:style-name="P76"/>
      <text:p text:style-name="P76">Long Bond (6828-6830 = 10.9604 nm)</text:p>
      <text:p text:style-name="P76"/>
      <text:p text:style-name="P76">Long Bond (6828-6830 = 10.9604 nm)</text:p>
      <text:p text:style-name="P76"/>
      <text:p text:style-name="P76">Long Bond (7755-7758 = 0.263268 nm)</text:p>
      <text:p text:style-name="P76"/>
      <text:p text:style-name="P76">Long Bond (7755-7758 = 0.263268 nm)</text:p>
      <text:p text:style-name="P76"/>
      <text:p text:style-name="P76">Long Bond (8471-8473 = 20.4606 nm)</text:p>
      <text:p text:style-name="P76"/>
      <text:p text:style-name="P76">Long Bond (8471-8473 = 20.4606 nm)</text:p>
      <text:p text:style-name="P76"/>
      <text:p text:style-name="P76">Long Bond (15381-15383 = 6.50319 nm)</text:p>
      <text:p text:style-name="P76"/>
      <text:p text:style-name="P76">Long Bond (15381-15383 = 6.50319 nm)</text:p>
      <text:p text:style-name="P76"/>
      <text:p text:style-name="P76">Long Bond (22208-22210 = 7.45612 nm)</text:p>
      <text:p text:style-name="P76"/>
      <text:p text:style-name="P76">Long Bond (22208-22210 = 7.45612 nm)</text:p>
      <text:p text:style-name="P76"/>
      <text:p text:style-name="P76">Long Bond (29118-29120 = 6.50235 nm)</text:p>
      <text:p text:style-name="P76"/>
      <text:p text:style-name="P76">Long Bond (29118-29120 = 6.50235 nm)</text:p>
      <text:p text:style-name="P76"/>
      <text:p text:style-name="P76">Long Bond (35945-35947 = 7.45701 nm)</text:p>
      <text:p text:style-name="P76"/>
      <text:p text:style-name="P76">Long Bond (35945-35947 = 7.45701 nm)</text:p>
      <text:p text:style-name="P76"/>
      <text:p text:style-name="P76">Long Bond (42855-42857 = 6.50246 nm)</text:p>
      <text:p text:style-name="P76"/>
      <text:p text:style-name="P76">Long Bond (42855-42857 = 6.50246 nm)</text:p>
      <text:p text:style-name="P76"/>
      <text:p text:style-name="P76">Total mass 358475.805 a.m.u.</text:p>
      <text:p text:style-name="P76"/>
      <text:p text:style-name="P76"><text:soft-page-break/>Total charge -149.000 e</text:p>
      <text:p text:style-name="P76">///</text:p>
      <text:p text:style-name="P65">2.2 make box</text:p>
      <text:p text:style-name="P8">gmx_<text:span text:style-name="T11">mpi</text:span> editconf -f <text:span text:style-name="T5">S262D.gro</text:span> -o <text:span text:style-name="T5">S262D_box</text:span>.gro -center <text:span text:style-name="T5">4.</text:span><text:span text:style-name="T6">33</text:span> <text:span text:style-name="T7">4</text:span>.<text:span text:style-name="T8">5</text:span> <text:span text:style-name="T11">1</text:span><text:span text:style-name="T30">8</text:span><text:span text:style-name="T5">.</text:span><text:span text:style-name="T30">5</text:span><text:span text:style-name="T5">0</text:span> -box <text:span text:style-name="T6">10</text:span><text:span text:style-name="T5">.</text:span><text:span text:style-name="T6">5</text:span> <text:span text:style-name="T5">1</text:span><text:span text:style-name="T9">2</text:span><text:span text:style-name="T5">.</text:span><text:span text:style-name="T9">5</text:span> <text:span text:style-name="T11">3</text:span><text:span text:style-name="T30">4</text:span><text:span text:style-name="T5">.0</text:span></text:p>
      <text:p text:style-name="P9">gmx_<text:span text:style-name="T11">mpi</text:span> editconf -f <text:span text:style-name="T64">WT</text:span><text:span text:style-name="T5">.gro</text:span> -o <text:span text:style-name="T64">WT</text:span><text:span text:style-name="T5">_box</text:span>.gro -center <text:span text:style-name="T5">4.</text:span><text:span text:style-name="T6">33</text:span> <text:span text:style-name="T7">4</text:span>.<text:span text:style-name="T8">5</text:span> <text:span text:style-name="T11">1</text:span><text:span text:style-name="T30">8</text:span><text:span text:style-name="T5">.</text:span><text:span text:style-name="T30">5</text:span><text:span text:style-name="T5">0</text:span> -box <text:span text:style-name="T6">10</text:span><text:span text:style-name="T5">.</text:span><text:span text:style-name="T6">5</text:span> <text:span text:style-name="T5">1</text:span><text:span text:style-name="T9">2</text:span><text:span text:style-name="T5">.</text:span><text:span text:style-name="T9">5</text:span> <text:span text:style-name="T11">3</text:span><text:span text:style-name="T30">4</text:span><text:span text:style-name="T5">.0</text:span></text:p>
      <text:p text:style-name="P10">gmx_<text:span text:style-name="T11">mpi</text:span> editconf -f <text:span text:style-name="T73">T231D_S235D</text:span><text:span text:style-name="T5">.gro</text:span> -o <text:span text:style-name="T73">T231D_S235D</text:span><text:span text:style-name="T5">_box</text:span>.gro -center <text:span text:style-name="T5">4.</text:span><text:span text:style-name="T6">33</text:span> <text:span text:style-name="T7">4</text:span>.<text:span text:style-name="T8">5</text:span> <text:span text:style-name="T11">1</text:span><text:span text:style-name="T30">8</text:span><text:span text:style-name="T5">.</text:span><text:span text:style-name="T30">5</text:span><text:span text:style-name="T5">0</text:span> -box <text:span text:style-name="T6">10</text:span><text:span text:style-name="T5">.</text:span><text:span text:style-name="T6">5</text:span> <text:span text:style-name="T5">1</text:span><text:span text:style-name="T9">2</text:span><text:span text:style-name="T5">.</text:span><text:span text:style-name="T9">5</text:span> <text:span text:style-name="T11">3</text:span><text:span text:style-name="T30">4</text:span><text:span text:style-name="T5">.0</text:span></text:p>
      <text:p text:style-name="P11">gmx_<text:span text:style-name="T11">mpi</text:span> editconf -f <text:span text:style-name="T73">T231D_S235D_</text:span><text:span text:style-name="T77">S262D</text:span><text:span text:style-name="T5">.gro</text:span> -o <text:span text:style-name="T73">T231D_S235D</text:span><text:span text:style-name="T5">_</text:span><text:span text:style-name="T77">S262D_</text:span><text:span text:style-name="T5">box</text:span>.gro -center <text:span text:style-name="T5">4.</text:span><text:span text:style-name="T6">33</text:span> <text:span text:style-name="T7">4</text:span>.<text:span text:style-name="T8">5</text:span> <text:span text:style-name="T11">1</text:span><text:span text:style-name="T30">8</text:span><text:span text:style-name="T5">.</text:span><text:span text:style-name="T30">5</text:span><text:span text:style-name="T5">0</text:span> -box <text:span text:style-name="T6">10</text:span><text:span text:style-name="T5">.</text:span><text:span text:style-name="T6">5</text:span> <text:span text:style-name="T5">1</text:span><text:span text:style-name="T9">2</text:span><text:span text:style-name="T5">.</text:span><text:span text:style-name="T9">5</text:span> <text:span text:style-name="T11">3</text:span><text:span text:style-name="T30">4</text:span><text:span text:style-name="T5">.0</text:span></text:p>
      <text:p text:style-name="P13"/>
      <text:p text:style-name="P42">2.3 solvate</text:p>
      <text:p text:style-name="P37">gmx_<text:span text:style-name="T11">mpi</text:span> solvate -cp S262D_box.gro -cs <text:span text:style-name="T10">spc216</text:span>.gro -o S262D_solv.gro -p topol.top</text:p>
      <text:p text:style-name="P38">gmx_<text:span text:style-name="T11">mpi</text:span> solvate -cp <text:span text:style-name="T64">WT</text:span>_box.gro -cs <text:span text:style-name="T10">spc216</text:span>.gro -o <text:span text:style-name="T64">WT</text:span>_solv.gro -p topol.top</text:p>
      <text:p text:style-name="P39">gmx_<text:span text:style-name="T11">mpi</text:span> solvate -cp <text:span text:style-name="T74">T231D_S235D</text:span>_box.gro -cs <text:span text:style-name="T10">spc216</text:span>.gro -o <text:span text:style-name="T74">T231D_S235D</text:span>_solv.gro -p topol.top</text:p>
      <text:p text:style-name="P40">gmx_<text:span text:style-name="T11">mpi</text:span> solvate -cp <text:span text:style-name="T74">T231D_S235D</text:span>_<text:span text:style-name="T77">S262D_</text:span>box.gro -cs <text:span text:style-name="T10">spc216</text:span>.gro -o <text:span text:style-name="T74">T231D_S235D</text:span>_<text:span text:style-name="T77">S262D_</text:span>solv.gro -p topol.top</text:p>
      <text:p text:style-name="P84">&gt; &gt; tip3p.gro is not in GROMACS. Google says spc216.gro is compatible with tip3p.gro</text:p>
      <text:p text:style-name="P37">&gt;&gt; <text:span text:style-name="T14">water molecule decreased from 255884 to 125943</text:span></text:p>
      <text:p text:style-name="P85"/>
      <text:p text:style-name="P43"><text:span text:style-name="T14">2.</text:span><text:span text:style-name="T13">4 add ions</text:span></text:p>
      <text:p text:style-name="P50">gmx_<text:span text:style-name="T32">mpi</text:span> grompp -f ions.mdp -c S262D_solv.gro -p topol.top -o ions.tpr -<text:span text:style-name="T4">maxwarn 2</text:span></text:p>
      <text:p text:style-name="P51">gmx_<text:span text:style-name="T32">mpi</text:span> grompp -f ions.mdp -c <text:span text:style-name="T64">WT</text:span>_solv.gro -p topol.top -o ions.tpr -<text:span text:style-name="T4">maxwarn 2</text:span></text:p>
      <text:p text:style-name="P54">gmx_<text:span text:style-name="T32">mpi</text:span> grompp -f ions.mdp -c <text:span text:style-name="T73">T231D_S235D</text:span>_solv.gro -p topol.top -o ions.tpr -<text:span text:style-name="T4">maxwarn 2</text:span></text:p>
      <text:p text:style-name="P55">gmx_<text:span text:style-name="T32">mpi</text:span> grompp -f ions.mdp -c <text:span text:style-name="T73">T231D_S235D</text:span>_<text:span text:style-name="T77">S262D_</text:span>solv.gro -p topol.top -o ions.tpr -<text:span text:style-name="T4">maxwarn 2</text:span></text:p>
      <text:p text:style-name="P50"/>
      <text:p text:style-name="P50">///</text:p>
      <text:p text:style-name="P73">WARNING 1 [file topol.top, line 470122]:</text:p>
      <text:p text:style-name="P73"><text:s text:c="2"/>You are using Ewald electrostatics in a system with net charge. This can</text:p>
      <text:p text:style-name="P73"><text:s text:c="2"/>lead to severe artifacts, such as ions moving into regions with low</text:p>
      <text:p text:style-name="P73"><text:s text:c="2"/>dielectric, due to the uniform background charge. We suggest to</text:p>
      <text:p text:style-name="P73"><text:s text:c="2"/>neutralize your system with counter ions, possibly in combination with a</text:p>
      <text:p text:style-name="P73"><text:s text:c="2"/>physiological salt concentration.</text:p>
      <text:p text:style-name="P73"/>
      <text:p text:style-name="P73">WARNING 2 [file ions.mdp]:</text:p>
      <text:p text:style-name="P73"><text:s text:c="2"/>The largest distance between excluded atoms is 14.834 nm, which is larger</text:p>
      <text:p text:style-name="P73"><text:s text:c="2"/>than the cut-off distance. This will lead to missing long-range</text:p>
      <text:p text:style-name="P73"><text:s text:c="2"/>corrections in the forces and energies. If you expect that minimization</text:p>
      <text:p text:style-name="P73"><text:s text:c="2"/>will bring such distances within the cut-off, you can ignore this warning.</text:p>
      <text:p text:style-name="P50">///</text:p>
      <text:p text:style-name="P50"/>
      <text:p text:style-name="P49"/>
      <text:p text:style-name="P50"><text:span text:style-name="T31">gmx_</text:span><text:span text:style-name="T32">mpi</text:span><text:span text:style-name="T31"> genion -s ions.tpr -o S262D_ionized.gro -p topol.top -pname NA -nname CL -neutral</text:span></text:p>
      <text:p text:style-name="P51"><text:span text:style-name="T31">gmx_</text:span><text:span text:style-name="T32">mpi</text:span><text:span text:style-name="T31"> genion -s ions.tpr -o </text:span><text:span text:style-name="T64">WT</text:span><text:span text:style-name="T31">_ionized.gro -p topol.top -pname NA -nname CL -neutral</text:span></text:p>
      <text:p text:style-name="P54"><text:span text:style-name="T31">gmx_</text:span><text:span text:style-name="T32">mpi</text:span><text:span text:style-name="T31"> genion -s ions.tpr -o </text:span><text:span text:style-name="T73">T231D_S235D</text:span><text:span text:style-name="T31">_ionized.gro -p topol.top -pname NA -nname CL -neutral</text:span></text:p>
      <text:p text:style-name="P56"><text:span text:style-name="T31">gmx_</text:span><text:span text:style-name="T32">mpi</text:span><text:span text:style-name="T31"> genion -s ions.tpr -o </text:span><text:span text:style-name="T73">T231D_S235D</text:span><text:span text:style-name="T31">_</text:span><text:span text:style-name="T78">S262D_</text:span><text:span text:style-name="T31">ionized.gro -p topol.top -pname NA -nname CL -neutral</text:span></text:p>
      <text:p text:style-name="P77"/>
      <text:p text:style-name="P52"/>
      <text:p text:style-name="P58"><text:soft-page-break/>&lt;<text:span text:style-name="T37">EM</text:span>&gt;</text:p>
      <text:p text:style-name="P58">gmx_<text:span text:style-name="T34">mpi</text:span> grompp -f <text:span text:style-name="T33">em</text:span>.mdp -c S262D_ionized.gro -p topol.top -o em.tpr -<text:span text:style-name="T35">maxwarn 1</text:span></text:p>
      <text:p text:style-name="P58">gmx_<text:span text:style-name="T34">mpi</text:span> grompp -f <text:span text:style-name="T33">em</text:span>.mdp -c <text:span text:style-name="T65">WT</text:span>_ionized.gro -p topol.top -o em.tpr -<text:span text:style-name="T35">maxwarn 1</text:span></text:p>
      <text:p text:style-name="P58">gmx_<text:span text:style-name="T34">mpi</text:span> grompp -f <text:span text:style-name="T33">em</text:span>.mdp -c <text:span text:style-name="T73">T231D_S235D</text:span>_ionized.gro -p topol.top -o em.tpr -<text:span text:style-name="T35">maxwarn 1</text:span></text:p>
      <text:p text:style-name="P59">gmx_<text:span text:style-name="T34">mpi</text:span> grompp -f <text:span text:style-name="T33">em</text:span>.mdp -c <text:span text:style-name="T73">T231D_S235D</text:span>_<text:span text:style-name="T78">S262D_</text:span>ionized.gro -p topol.top -o em.tpr -<text:span text:style-name="T35">maxwarn 1</text:span></text:p>
      <text:p text:style-name="P58"/>
      <text:p text:style-name="P53">///</text:p>
      <text:p text:style-name="P74">WARNING 2 [file ions.mdp]:</text:p>
      <text:p text:style-name="P74"><text:s text:c="2"/>The largest distance between excluded atoms is 14.834 nm, which is larger</text:p>
      <text:p text:style-name="P74"><text:s text:c="2"/>than the cut-off distance. This will lead to missing long-range</text:p>
      <text:p text:style-name="P74"><text:s text:c="2"/>corrections in the forces and energies. If you expect that minimization</text:p>
      <text:p text:style-name="P74"><text:s text:c="2"/>will bring such distances within the cut-off, you can ignore this warning.</text:p>
      <text:p text:style-name="P53">///</text:p>
      <text:p text:style-name="P60">gmx_<text:span text:style-name="T34">mpi</text:span> mdrun -v -deffnm em</text:p>
      <text:p text:style-name="P78"/>
      <text:p text:style-name="P78">///</text:p>
      <text:p text:style-name="P78">PP tasks will do (non-perturbed) short-ranged interactions on the GPU</text:p>
      <text:p text:style-name="P78">PP task will update and constrain coordinates on the CPU</text:p>
      <text:p text:style-name="P78"/>
      <text:p text:style-name="P78">WARNING: Listed nonbonded interaction between particles 8457 and 8473</text:p>
      <text:p text:style-name="P78">at distance 14.834 which is larger than the table limit 2.050 nm.</text:p>
      <text:p text:style-name="P78"/>
      <text:p text:style-name="P78">WARNING: Listed nonbonded interaction between particles 29105 and 29120</text:p>
      <text:p text:style-name="P78">at distance 6.639 which is larger than the table limit 2.050 nm.</text:p>
      <text:p text:style-name="P78"/>
      <text:p text:style-name="P78">///</text:p>
      <text:p text:style-name="P78"/>
      <text:p text:style-name="P78">Double precision normally gives you higher accuracy, but this is often not</text:p>
      <text:p text:style-name="P78">needed for preparing to run molecular dynamics.</text:p>
      <text:p text:style-name="P78">You might need to increase your constraint accuracy, or turn</text:p>
      <text:p text:style-name="P78">off constraints altogether (set constraints = none in mdp file)</text:p>
      <text:p text:style-name="P78"/>
      <text:p text:style-name="P78">writing lowest energy coordinates.</text:p>
      <text:p text:style-name="P78"/>
      <text:p text:style-name="P78">Steepest Descents converged to machine precision in 8686 steps,</text:p>
      <text:p text:style-name="P78">but did not reach the requested Fmax &lt; 100.</text:p>
      <text:p text:style-name="P78">Potential Energy <text:s/>= -6.8256365e+06</text:p>
      <text:p text:style-name="P78">Maximum force <text:s text:c="4"/>= <text:s/>3.4148450e+03 on atom 9941</text:p>
      <text:p text:style-name="P78">Norm of force <text:s text:c="4"/>= <text:s/>9.0036785e+00</text:p>
      <text:p text:style-name="P78"/>
      <text:p text:style-name="P78">///</text:p>
      <text:p text:style-name="P79">09.13.WT(0.01nm)</text:p>
      <text:p text:style-name="P79">Steepest Descents converged to machine precision in 2838 steps,</text:p>
      <text:p text:style-name="P79">but did not reach the requested Fmax &lt; 100.</text:p>
      <text:p text:style-name="P79">Potential Energy <text:s/>= -6.3742415e+06</text:p>
      <text:p text:style-name="P79">Maximum force <text:s text:c="4"/>= <text:s/>9.2218367e+04 on atom 8470</text:p>
      <text:p text:style-name="P79">Norm of force <text:s text:c="4"/>= <text:s/>1.7162239e+02</text:p>
      <text:p text:style-name="P79"/>
      <text:p text:style-name="P79">09.13.<text:span text:style-name="T79">s262d ./</text:span><text:span text:style-name="T80">\</text:span>(0.002nm)</text:p>
      <text:p text:style-name="P79">Steepest Descents converged to machine precision in 9382 steps,</text:p>
      <text:p text:style-name="P79">but did not reach the requested Fmax &lt; 100.</text:p>
      <text:p text:style-name="P79">Potential Energy <text:s/>= -6.8411825e+06</text:p>
      <text:p text:style-name="P79">Maximum force <text:s text:c="4"/>= <text:s/>3.9631089e+03 on atom 39051</text:p>
      <text:p text:style-name="P79">Norm of force <text:s text:c="4"/>= <text:s/>9.5721008e+00</text:p>
      <text:p text:style-name="P79"/>
      <text:p text:style-name="P80"><text:soft-page-break/>11.03.T231D_S235D(0.002nm)</text:p>
      <text:p text:style-name="P79">Steepest Descents converged to machine precision in 7656 steps,</text:p>
      <text:p text:style-name="P79">but did not reach the requested Fmax &lt; 100.</text:p>
      <text:p text:style-name="P79">Potential Energy <text:s/>= -6.7847485e+06</text:p>
      <text:p text:style-name="P79">Maximum force <text:s text:c="4"/>= <text:s/>2.7261123e+03 on atom 39050</text:p>
      <text:p text:style-name="P79">Norm of force <text:s text:c="4"/>= <text:s/>1.0965252e+01</text:p>
      <text:p text:style-name="P79"/>
      <text:p text:style-name="P81">11.T231D_S235D_S262D</text:p>
      <text:p text:style-name="P79">Steepest Descents converged to machine precision in 6762 steps,</text:p>
      <text:p text:style-name="P79">but did not reach the requested Fmax &lt; 100.</text:p>
      <text:p text:style-name="P79">Potential Energy <text:s/>= -6.7617625e+06</text:p>
      <text:p text:style-name="P79">Maximum force <text:s text:c="4"/>= <text:s/>4.0127756e+03 on atom 3742</text:p>
      <text:p text:style-name="P79">Norm of force <text:s text:c="4"/>= <text:s/>1.3974185e+01</text:p>
      <text:p text:style-name="P79">///</text:p>
      <text:p text:style-name="P79"/>
      <text:p text:style-name="P78"/>
      <text:p text:style-name="P57">gmx_<text:span text:style-name="T36">mpi</text:span> energy -f em.edr -o potential.xvg</text:p>
      <text:p text:style-name="P57">&gt;&gt; <text:span text:style-name="T15">graph seems ok</text:span></text:p>
      <text:p text:style-name="P57"/>
      <text:p text:style-name="P57">&lt;<text:span text:style-name="T37">NVT&gt;<text:line-break/></text:span></text:p>
      <text:p text:style-name="P102"/>
      <text:p text:style-name="P66"/>
      <text:p text:style-name="P44">gmx_<text:span text:style-name="T38">mpi</text:span> grompp -f n<text:span text:style-name="T38">v</text:span>t.mdp -c em.gro -p topol.top -r em.gro -o n<text:span text:style-name="T38">v</text:span>t.tpr</text:p>
      <text:p text:style-name="P44"/>
      <text:p text:style-name="P44"/>
      <text:p text:style-name="P72">///</text:p>
      <text:p text:style-name="P72">NOTE 1 [file nvt.mdp]:</text:p>
      <text:p text:style-name="P72"><text:s text:c="2"/>With Verlet lists the optimal nstlist is &gt;= 10, with GPUs &gt;= 20. Note</text:p>
      <text:p text:style-name="P72"><text:s text:c="2"/>that with the Verlet scheme, nstlist has no effect on the accuracy of</text:p>
      <text:p text:style-name="P72"><text:s text:c="2"/>your simulation.</text:p>
      <text:p text:style-name="P72"/>
      <text:p text:style-name="P72">Setting the LD random seed to 535293438</text:p>
      <text:p text:style-name="P72"/>
      <text:p text:style-name="P72">Generated 2145 of the 2145 non-bonded parameter combinations</text:p>
      <text:p text:style-name="P72">Generating 1-4 interactions: fudge = 0.5</text:p>
      <text:p text:style-name="P72"/>
      <text:p text:style-name="P72">Generated 2145 of the 2145 1-4 parameter combinations</text:p>
      <text:p text:style-name="P72"/>
      <text:p text:style-name="P72">Excluding 3 bonded neighbours molecule type 'Protein_chain_X'</text:p>
      <text:p text:style-name="P72"/>
      <text:p text:style-name="P72">turning H bonds into constraints...</text:p>
      <text:p text:style-name="P72"/>
      <text:p text:style-name="P72">Excluding 2 bonded neighbours molecule type 'SOL'</text:p>
      <text:p text:style-name="P72"/>
      <text:p text:style-name="P72">turning H bonds into constraints...</text:p>
      <text:p text:style-name="P72"/>
      <text:p text:style-name="P72">Excluding 1 bonded neighbours molecule type 'NA'</text:p>
      <text:p text:style-name="P72"/>
      <text:p text:style-name="P72">turning H bonds into constraints...</text:p>
      <text:p text:style-name="P72">Analysing residue names:</text:p>
      <text:p text:style-name="P72">There are: <text:s/>3219 <text:s text:c="3"/>Protein residues</text:p>
      <text:p text:style-name="P72">There are: 130283 <text:s text:c="5"/>Water residues</text:p>
      <text:p text:style-name="P72">There are: <text:s text:c="2"/>149 <text:s text:c="7"/>Ion residues</text:p>
      <text:p text:style-name="P72">Analysing Protein...</text:p>
      <text:p text:style-name="P72">Number of degrees of freedom in T-Coupling group Protein is 124136.59</text:p>
      <text:p text:style-name="P72">Number of degrees of freedom in T-Coupling group non-Protein is 782142.44</text:p>
      <text:p text:style-name="P72"><text:soft-page-break/></text:p>
      <text:p text:style-name="P72">The largest distance between excluded atoms is 0.693 nm</text:p>
      <text:p text:style-name="P72"/>
      <text:p text:style-name="P72">Determining Verlet buffer for a tolerance of 0.005 kJ/mol/ps at 310 K</text:p>
      <text:p text:style-name="P72"/>
      <text:p text:style-name="P72">Calculated rlist for 1x1 atom pair-list as 1.008 nm, buffer size 0.008 nm</text:p>
      <text:p text:style-name="P72"/>
      <text:p text:style-name="P72">Set rlist, assuming 4x4 atom pair-list, to 1.000 nm, buffer size 0.000 nm</text:p>
      <text:p text:style-name="P72"/>
      <text:p text:style-name="P72">Note that mdrun will redetermine rlist based on the actual pair-list setup</text:p>
      <text:p text:style-name="P72"/>
      <text:p text:style-name="P72">NOTE 2 [file nvt.mdp]:</text:p>
      <text:p text:style-name="P72"><text:s text:c="2"/>Removing center of mass motion in the presence of position restraints</text:p>
      <text:p text:style-name="P72"><text:s text:c="2"/>might cause artifacts. When you are using position restraints to</text:p>
      <text:p text:style-name="P72"><text:s text:c="2"/>equilibrate a macro-molecule, the artifacts are usually negligible.</text:p>
      <text:p text:style-name="P72"/>
      <text:p text:style-name="P72">Calculating fourier grid dimensions for X Y Z</text:p>
      <text:p text:style-name="P72">Using a fourier grid of 96x108x288, spacing 0.109 0.116 0.118</text:p>
      <text:p text:style-name="P72"/>
      <text:p text:style-name="P72">Estimate for the relative computational load of the PME mesh part: 0.27</text:p>
      <text:p text:style-name="P72"/>
      <text:p text:style-name="P72">NOTE 3 [file nvt.mdp]:</text:p>
      <text:p text:style-name="P72"><text:s text:c="2"/>This run will generate roughly 15172 Mb of data</text:p>
      <text:p text:style-name="P72">///</text:p>
      <text:p text:style-name="P72"/>
      <text:p text:style-name="P61">gmx_<text:span text:style-name="T39">mpi</text:span> mdrun -deffnm n<text:span text:style-name="T39">vt</text:span></text:p>
      <text:p text:style-name="P71"><text:span text:style-name="T17"/></text:p>
      <text:p text:style-name="P71"/>
      <text:p text:style-name="P63">10.27</text:p>
      <text:p text:style-name="P71">starting mdrun 'Protein in water'</text:p>
      <text:p text:style-name="P71">500000 steps, <text:s text:c="2"/>1000.0 ps.</text:p>
      <text:p text:style-name="P71"/>
      <text:p text:style-name="P71">Writing final coordinates.</text:p>
      <text:p text:style-name="P71"/>
      <text:p text:style-name="P71"><text:s text:c="15"/>Core t (s) <text:s text:c="2"/>Wall t (s) <text:s text:c="7"/>(%)</text:p>
      <text:p text:style-name="P71"><text:s text:c="7"/>Time: <text:s text:c="3"/>61635.065 <text:s text:c="4"/>5136.256 <text:s text:c="4"/>1200.0</text:p>
      <text:p text:style-name="P71"><text:s text:c="25"/>1h25:36</text:p>
      <text:p text:style-name="P71"><text:s text:c="17"/>(ns/day) <text:s text:c="3"/>(hour/ns)</text:p>
      <text:p text:style-name="P71">Performance: <text:s text:c="6"/>16.822 <text:s text:c="7"/>1.427</text:p>
      <text:p text:style-name="P71"/>
      <text:p text:style-name="P24"><text:span text:style-name="T41">gmx_</text:span><text:span text:style-name="T42">mpi</text:span><text:span text:style-name="T41"> energy -f </text:span><text:span text:style-name="T43">n</text:span><text:span text:style-name="T42">v</text:span><text:span text:style-name="T43">t</text:span><text:span text:style-name="T41">.edr -o potential_</text:span><text:span text:style-name="T42">nvt</text:span><text:span text:style-name="T41">.xvg</text:span></text:p>
      <text:p text:style-name="P1"><text:span text:style-name="T22">&gt;&gt; </text:span><text:span text:style-name="T23">graph shows it needs more time to meet the equilibrium</text:span></text:p>
      <text:p text:style-name="P1"><text:span text:style-name="T23">&gt;&gt; </text:span><text:span text:style-name="T24">running for 2ns</text:span></text:p>
      <text:p text:style-name="P18">///</text:p>
      <text:p text:style-name="P19"><text:s text:c="15"/>Core t (s) <text:s text:c="2"/>Wall t (s) <text:s text:c="7"/>(%)</text:p>
      <text:p text:style-name="P19"><text:soft-page-break/><text:s text:c="7"/>Time: <text:s text:c="2"/>496691.577 <text:s text:c="3"/>41390.965 <text:s text:c="4"/>1200.0</text:p>
      <text:p text:style-name="P19"><text:s text:c="25"/>11h29:50</text:p>
      <text:p text:style-name="P19"><text:s text:c="17"/>(ns/day) <text:s text:c="3"/>(hour/ns)</text:p>
      <text:p text:style-name="P19">Performance: <text:s text:c="7"/>4.175 <text:s text:c="7"/>5.749</text:p>
      <text:p text:style-name="P18">///</text:p>
      <text:p text:style-name="P1"><text:span text:style-name="T24">&gt;&gt; </text:span><text:span text:style-name="T25">graph still shows it needs more time to meet complete equilibrium(keeps increasing) but got better then 0.3 ns NVT.</text:span></text:p>
      <text:p text:style-name="P16"/>
      <text:p text:style-name="P1"><text:span text:style-name="T45">&lt;NPT&gt;</text:span><text:span text:style-name="T25"><text:line-break/></text:span></text:p>
      <text:p text:style-name="P21"><text:span text:style-name="T44">gmx_</text:span><text:span text:style-name="T38">mpi</text:span><text:span text:style-name="T44"> grompp -f n</text:span><text:span text:style-name="T46">p</text:span><text:span text:style-name="T44">t.mdp -c </text:span><text:span text:style-name="T46">nvt</text:span><text:span text:style-name="T44">.gro -p topol.top -r </text:span><text:span text:style-name="T46">nvt</text:span><text:span text:style-name="T44">.gro -o n</text:span><text:span text:style-name="T46">p</text:span><text:span text:style-name="T44">t.tpr</text:span></text:p>
      <text:p text:style-name="P15">ERROR 1 [file npt.mdp]:</text:p>
      <text:p text:style-name="P15"><text:s text:c="2"/>Generating velocities is inconsistent with attempting to continue a</text:p>
      <text:p text:style-name="P15"><text:s text:c="2"/>previous run. Choose only one of gen-vel = yes and continuation = yes.</text:p>
      <text:p text:style-name="P14">///</text:p>
      <text:p text:style-name="P3">&gt;&gt; <text:span text:style-name="T26">changed gen-vel = 0 (should’ve turned it on in nvt but didn’t)</text:span></text:p>
      <text:p text:style-name="P3">///</text:p>
      <text:p text:style-name="P17">NOTE </text:p>
      <text:p text:style-name="P17"><text:s text:c="2"/>With Verlet lists the optimal nstlist is &gt;= 10, with GPUs &gt;= 20. Note</text:p>
      <text:p text:style-name="P17"><text:s text:c="2"/>that with the Verlet scheme, nstlist has no effect on the accuracy of</text:p>
      <text:p text:style-name="P17"><text:s text:c="2"/>your simulation.</text:p>
      <text:p text:style-name="P17"/>
      <text:p text:style-name="P17"><text:s text:c="2"/>You are combining position restraints with Parrinello-Rahman pressure</text:p>
      <text:p text:style-name="P17"><text:s text:c="2"/>coupling, which can lead to instabilities. If you really want to combine</text:p>
      <text:p text:style-name="P17"><text:s text:c="2"/>position restraints with pressure coupling, we suggest to use Berendsen</text:p>
      <text:p text:style-name="P17"><text:s text:c="2"/>pressure coupling instead.</text:p>
      <text:p text:style-name="P17"/>
      <text:p text:style-name="P17"><text:s text:c="2"/>Removing center of mass motion in the presence of position restraints</text:p>
      <text:p text:style-name="P17"><text:s text:c="2"/>might cause artifacts. When you are using position restraints to</text:p>
      <text:p text:style-name="P17"><text:s text:c="2"/>equilibrate a macro-molecule, the artifacts are usually negligible.</text:p>
      <text:p text:style-name="P17">///</text:p>
      <text:p text:style-name="P17"/>
      <text:p text:style-name="P4"><text:soft-page-break/>gmx_<text:span text:style-name="T39">mpi</text:span> mdrun -deffnm n<text:span text:style-name="T47">pt</text:span></text:p>
      <text:p text:style-name="P4">Warning: Only triclinic boxes with the first vector parallel to the x-axis and the second vector in the xy-plane are supported.</text:p>
      <text:p text:style-name="P4"/>
      <text:p text:style-name="P105"><text:span text:style-name="T27"/></text:p>
      <text:p text:style-name="P25"><text:span text:style-name="T41">gmx_</text:span><text:span text:style-name="T42">mpi</text:span><text:span text:style-name="T41"> energy -f </text:span><text:span text:style-name="T43">n</text:span><text:span text:style-name="T49">p</text:span><text:span text:style-name="T43">t</text:span><text:span text:style-name="T41">.edr -o potential_</text:span><text:span text:style-name="T42">n</text:span><text:span text:style-name="T48">p</text:span><text:span text:style-name="T42">t</text:span><text:span text:style-name="T41">.xvg</text:span></text:p>
      <text:p text:style-name="P25"/>
      <text:p text:style-name="P25">&lt;<text:span text:style-name="T50">MD</text:span>&gt;</text:p>
      <text:p text:style-name="P22"><text:span text:style-name="T44">gmx_</text:span><text:span text:style-name="T38">mpi</text:span><text:span text:style-name="T44"> grompp -f </text:span><text:span text:style-name="T51">md</text:span><text:span text:style-name="T44">.mdp -c </text:span><text:span text:style-name="T46">nvt</text:span><text:span text:style-name="T44">.gro -p topol.top -r </text:span><text:span text:style-name="T46">nvt</text:span><text:span text:style-name="T44">.gro -o n</text:span><text:span text:style-name="T46">p</text:span><text:span text:style-name="T44">t.tpr</text:span></text:p>
      <text:p text:style-name="P26">gmx_<text:span text:style-name="T68">mpi</text:span> grompp -f md.mdp -c npt.gro -t npt.cpt -p topol.top <text:span text:style-name="T44">-r </text:span><text:span text:style-name="T46">n</text:span><text:span text:style-name="T69">p</text:span><text:span text:style-name="T46">t</text:span><text:span text:style-name="T44">.gro -</text:span><text:span text:style-name="T69">o </text:span>md_0_1<text:span text:style-name="T68">0</text:span><text:span text:style-name="T71">0</text:span>.tpr</text:p>
      <text:p text:style-name="P23"><text:span text:style-name="T44">gmx_</text:span><text:span text:style-name="T38">mpi</text:span><text:span text:style-name="T44"> grompp -f </text:span><text:span text:style-name="T51">md</text:span><text:span text:style-name="T44">.mdp -c </text:span><text:span text:style-name="T46">n</text:span><text:span text:style-name="T72">p</text:span><text:span text:style-name="T46">t</text:span><text:span text:style-name="T44">.gro </text:span><text:span text:style-name="T31">-t npt.cpt </text:span><text:span text:style-name="T44">-p topol.top -r </text:span><text:span text:style-name="T46">n</text:span><text:span text:style-name="T72">p</text:span><text:span text:style-name="T46">t</text:span><text:span text:style-name="T44">.gro -</text:span><text:span text:style-name="T69">o </text:span><text:span text:style-name="T31">md.tpr</text:span></text:p>
      <text:p text:style-name="P26">///</text:p>
      <text:p text:style-name="P26">Estimate for the relative computational load of the PME mesh part: 0.26</text:p>
      <text:p text:style-name="P26">This run will generate roughly 53 Mb of data</text:p>
      <text:p text:style-name="P12">11.06 T232D S235D</text:p>
      <text:p text:style-name="P2">Starting time for run is 0 ps</text:p>
      <text:p text:style-name="P2">Calculating fourier grid dimensions for X Y Z</text:p>
      <text:p text:style-name="P2">Using a fourier grid of 96x104x288, spacing 0.109 0.120 0.118</text:p>
      <text:p text:style-name="P2"/>
      <text:p text:style-name="P2">Estimate for the relative computational load of the PME mesh part: 0.26</text:p>
      <text:p text:style-name="P2"/>
      <text:p text:style-name="P2">NOTE 4 [file md.mdp]:</text:p>
      <text:p text:style-name="P2"><text:s text:c="2"/>This run will generate roughly 100899 Mb of data</text:p>
      <text:p text:style-name="P26"><text:soft-page-break/>///</text:p>
      <text:p text:style-name="P26">gmx_<text:span text:style-name="T69">mpi</text:span> mdrun -deffnm md_0_1<text:span text:style-name="T69">0</text:span></text:p>
      <text:p text:style-name="P27">gmx_<text:span text:style-name="T69">mpi</text:span> mdrun -deffnm md_0_1<text:span text:style-name="T69">0</text:span><text:span text:style-name="T71">0</text:span></text:p>
      <text:p text:style-name="P28">gmx_<text:span text:style-name="T69">mpi</text:span> mdrun -deffnm md</text:p>
      <text:p text:style-name="P10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7:28.215609764</meta:creation-date>
    <dc:date>2023-12-11T16:39:34.905725173</dc:date>
    <meta:editing-duration>P5DT14H25M34S</meta:editing-duration>
    <meta:editing-cycles>65</meta:editing-cycles>
    <meta:generator>LibreOffice/7.3.7.2$Linux_X86_64 LibreOffice_project/30$Build-2</meta:generator>
    <meta:document-statistic meta:table-count="0" meta:image-count="0" meta:object-count="0" meta:page-count="8" meta:paragraph-count="226" meta:word-count="1607" meta:character-count="10544" meta:non-whitespace-character-count="8820"/>
  </office:meta>
</office:document-meta>
</file>